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C0000000C032AA8A3.png" manifest:media-type=""/>
  <manifest:file-entry manifest:full-path="Pictures/100000000000000800000008DD0ADA2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3.35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08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34cm" fo:min-width="0cm" fo:padding-top="0.078cm" fo:padding-bottom="0cm" fo:padding-left="0cm" fo:padding-right="0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4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51cm" fo:min-width="0cm" fo:padding-top="0.078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auto-grow-height="true" fo:min-height="3.464cm"/>
    </style:style>
    <style:style style:name="pr7" style:family="presentation" style:parent-style-name="Default-outline1">
      <style:graphic-properties fo:min-height="11.6cm"/>
    </style:style>
    <style:style style:name="pr8" style:family="presentation" style:parent-style-name="Default-notes">
      <style:graphic-properties draw:fill-color="#ffffff" draw:auto-grow-height="true" fo:min-height="13.358cm"/>
    </style:style>
    <style:style style:name="pr9" style:family="presentation" style:parent-style-name="Default-title">
      <style:graphic-properties draw:auto-grow-height="true" fo:min-height="3.463cm"/>
    </style:style>
    <style:style style:name="pr10" style:family="presentation" style:parent-style-name="Default-title">
      <style:graphic-properties fo:min-height="3.213cm"/>
    </style:style>
    <style:style style:name="pr11" style:family="presentation" style:parent-style-name="Default-outline1">
      <style:graphic-properties fo:min-height="13.86cm"/>
    </style:style>
    <style:style style:name="pr12" style:family="presentation" style:parent-style-name="Default-outline1">
      <style:graphic-properties draw:auto-grow-height="true" fo:min-height="11.851cm"/>
    </style:style>
    <style:style style:name="pr13" style:family="presentation" style:parent-style-name="Default-subtitle">
      <style:graphic-properties draw:fill-color="#ffffff" draw:auto-grow-height="true" fo:min-height="20.121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1.27cm" fo:margin-right="0cm" fo:text-indent="-0.787cm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margin-left="0.94cm" fo:margin-right="0cm" fo:margin-top="0cm" fo:margin-bottom="0cm" fo:text-indent="-0.889cm"/>
    </style:style>
    <style:style style:name="P9" style:family="paragraph">
      <style:paragraph-properties fo:margin-top="0cm" fo:margin-bottom="0cm"/>
    </style:style>
    <style:style style:name="P10" style:family="paragraph">
      <style:text-properties fo:font-family="Courier" style:font-family-generic="modern" style:font-pitch="fixed"/>
    </style:style>
    <style:style style:name="P11" style:family="paragraph">
      <style:text-properties fo:font-size="12pt"/>
    </style:style>
    <style:style style:name="P12" style:family="paragraph">
      <style:paragraph-properties fo:margin-top="0cm" fo:margin-bottom="0.102cm"/>
    </style:style>
    <style:style style:name="P13" style:family="paragraph">
      <style:paragraph-properties fo:margin-left="0.635cm" fo:margin-right="0cm" fo:margin-top="0cm" fo:margin-bottom="0cm" fo:text-indent="-0.61cm"/>
    </style:style>
    <style:style style:name="P14" style:family="paragraph">
      <style:paragraph-properties fo:margin-left="1.27cm" fo:margin-right="0cm" fo:text-indent="-0.635cm"/>
    </style:style>
    <style:style style:name="P15" style:family="paragraph">
      <style:paragraph-properties fo:margin-left="0.94cm" fo:margin-right="0cm" fo:margin-top="0cm" fo:margin-bottom="0cm" fo:text-indent="-0.889cm"/>
      <style:text-properties fo:font-family="'Courier 10 Pitch'" style:font-pitch="fixed" fo:font-style="italic" style:font-style-asian="italic" style:font-style-complex="italic"/>
    </style:style>
    <style:style style:name="P16" style:family="paragraph">
      <style:text-properties fo:font-family="'Courier 10 Pitch'" style:font-pitch="fixed" fo:font-style="italic" style:font-style-asian="italic" style:font-style-complex="italic"/>
    </style:style>
    <style:style style:name="P17" style:family="paragraph">
      <style:paragraph-properties fo:margin-left="0.94cm" fo:margin-right="0cm" fo:margin-top="0cm" fo:margin-bottom="0cm" fo:text-indent="0cm"/>
      <style:text-properties fo:font-family="'Courier 10 Pitch'" style:font-pitch="fixed" fo:font-size="22pt" fo:font-style="italic" style:font-size-asian="22pt" style:font-style-asian="italic" style:font-size-complex="22pt" style:font-style-complex="italic"/>
    </style:style>
    <style:style style:name="P18" style:family="paragraph">
      <style:paragraph-properties fo:margin-left="0.94cm" fo:margin-right="0cm" fo:margin-top="0cm" fo:margin-bottom="0cm" fo:text-indent="0cm"/>
      <style:text-properties fo:font-family="Courier" style:font-family-generic="modern" style:font-pitch="fixed" fo:font-size="24pt" style:font-size-asian="24pt" style:font-size-complex="24pt"/>
    </style:style>
    <style:style style:name="P19" style:family="paragraph">
      <style:text-properties fo:font-family="'Courier 10 Pitch'" style:font-pitch="fixed"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font-size="32pt"/>
    </style:style>
    <style:style style:name="T1" style:family="text">
      <style:text-properties fo:color="#000000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text-position="33% 58%" fo:language="en" fo:country="US"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Courier 10 Pitch'" style:font-pitch="fixed" fo:font-style="italic" style:font-style-asian="italic" style:font-style-complex="italic"/>
    </style:style>
    <style:style style:name="T8" style:family="text">
      <style:text-properties fo:font-family="'Courier 10 Pitch'" style:font-pitch="fixed"/>
    </style:style>
    <style:style style:name="T9" style:family="text">
      <style:text-properties fo:font-family="ARial" style:font-family-generic="swiss" fo:font-size="32pt" style:font-size-asian="32pt" style:font-size-complex="32pt"/>
    </style:style>
    <style:style style:name="T10" style:family="text">
      <style:text-properties fo:font-family="'Courier 10 Pitch'" style:font-pitch="fixed"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family="Courier" style:font-family-generic="modern" style:font-pitch="fixed"/>
    </style:style>
    <style:style style:name="T12" style:family="text">
      <style:text-properties fo:font-family="Courier" style:font-family-generic="modern" style:font-pitch="fixed" fo:font-size="22pt" style:font-size-asian="22pt" style:font-size-complex="22pt"/>
    </style:style>
    <style:style style:name="T13" style:family="text">
      <style:text-properties fo:font-family="ARial" style:font-family-generic="swiss" fo:font-size="28pt" style:font-size-asian="28pt" style:font-size-complex="28pt"/>
    </style:style>
    <style:style style:name="T14" style:family="text">
      <style:text-properties fo:font-family="'Courier 10 Pitch'" style:font-pitch="fixed"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family="'Courier 10 Pitch'" style:font-pitch="fixed"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family="ARial" style:font-family-generic="swiss" fo:font-size="24pt" style:font-size-asian="24pt" style:font-size-complex="24pt"/>
    </style:style>
    <style:style style:name="T17" style:family="text">
      <style:text-properties fo:font-family="ARial" style:font-family-generic="swiss"/>
    </style:style>
    <style:style style:name="T18" style:family="text">
      <style:text-properties fo:font-family="'Courier 10 Pitch'" style:font-pitch="fixed" fo:font-style="italic" style:font-style-asian="italic" style:font-style-complex="italic"/>
    </style:style>
    <style:style style:name="T19" style:family="text">
      <style:text-properties fo:font-family="'Courier 10 Pitch'" style:font-pitch="fixed" fo:font-style="italic" style:text-underline-style="none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font-family="'Courier 10 Pitch'" style:font-pitch="fixed" fo:font-weight="bold" style:font-weight-asian="bold" style:font-weight-complex="bold"/>
    </style:style>
    <style:style style:name="T22" style:family="text">
      <style:text-properties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family="'Courier 10 Pitch'" style:font-pitch="fixed" fo:font-weight="bold" style:font-weight-asian="bold" style:font-weight-complex="bold"/>
    </style:style>
    <style:style style:name="T24" style:family="text">
      <style:text-properties fo:font-family="'Courier 10 Pitch'" style:font-pitch="fixed" fo:font-size="24pt" fo:font-style="italic" style:font-size-asian="32pt" style:font-style-asian="italic" style:font-size-complex="32pt" style:font-style-complex="italic"/>
    </style:style>
    <style:style style:name="T25" style:family="text">
      <style:text-properties fo:font-family="'Courier 10 Pitch'" style:font-pitch="fixed"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family="'Courier 10 Pitch'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7" style:family="text">
      <style:text-properties fo:font-family="ARial" style:font-style-name="Regular" style:font-family-generic="swiss" fo:font-size="24pt" style:font-size-asian="24pt" style:font-size-complex="24pt"/>
    </style:style>
    <style:style style:name="T28" style:family="text">
      <style:text-properties fo:font-family="Courier" style:font-family-generic="modern" style:font-pitch="fixed" fo:font-size="24pt" style:font-size-asian="24pt" style:font-size-complex="24pt"/>
    </style:style>
    <style:style style:name="T29" style:family="text">
      <style:text-properties fo:font-size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e00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032AA8A3.png" xlink:type="simple" xlink:show="embed" xlink:actuate="onLoad">
        <style:list-level-properties text:space-before="0.295cm" text:min-label-width="0.9cm" style:vertical-pos="middle" style:vertical-rel="line" fo:width="0.341cm" fo:height="0.34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499cm" text:min-label-width="0.89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1.899cm" svg:height="17.26cm" svg:x="1.905cm" svg:y="1.27cm">
          <text:list text:style-name="L1">
            <text:list-header>
              <text:p text:style-name="P1"><text:span text:style-name="T1">CSC 374/407: Computer Systems II</text:span></text:p>
              <text:p text:style-name="P1"><text:span text:style-name="T1"/></text:p>
              <text:p text:style-name="P1"><text:span text:style-name="T1">Lecture 7</text:span></text:p>
              <text:p text:style-name="P1"><text:span text:style-name="T1">Joseph Phillips</text:span></text:p>
              <text:p text:style-name="P1"><text:span text:style-name="T1">De Paul University</text:span></text:p>
              <text:p text:style-name="P1"><text:span text:style-name="T1"/></text:p>
              <text:p text:style-name="P1"><text:span text:style-name="T1">2014 August 12</text:span></text:p>
              <text:p text:style-name="P1"><text:span text:style-name="T1"/></text:p>
              <text:p text:style-name="P1"><text:span text:style-name="T1">Copyright © 2012-14 Joseph Phillips</text:span></text:p>
              <text:p text:style-name="P1"><text:span text:style-name="T1"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38cm" svg:height="11.127cm" svg:x="3.074cm" svg:y="2.258cm" draw:page-number="1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Reading</text:span></text:p>
              </text:list-header>
            </text:list>
          </draw:text-box>
        </draw:frame>
        <draw:frame presentation:style-name="pr3" draw:text-style-name="P4" draw:layer="layout" svg:width="25.197cm" svg:height="11.612cm" svg:x="2.301cm" svg:y="6.997cm" presentation:class="outline" presentation:user-transformed="true">
          <draw:text-box>
            <text:list text:style-name="L3">
              <text:list-item>
                <text:p text:style-name="P5"><text:span text:style-name="T2">Bryant &amp; O'Hallaron “</text:span><text:span text:style-name="T3">Computer Systems, 2</text:span><text:span text:style-name="T4">nd</text:span><text:span text:style-name="T3"> Ed.</text:span><text:span text:style-name="T2">”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hapter 10 (except 10.4): System Level I/O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Hoover “</text:span><text:span text:style-name="T3">System Programming</text:span><text:span text:style-name="T2">”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Chapter 5: Input/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1.899cm" svg:height="3.572cm" svg:x="2.001cm" svg:y="0.766cm" presentation:class="title" presentation:user-transformed="true">
          <draw:text-box>
            <text:list text:style-name="L2">
              <text:list-header>
                <text:p text:style-name="P3"><text:span text:style-name="T2">Topics</text:span></text:p>
              </text:list-header>
            </text:list>
          </draw:text-box>
        </draw:frame>
        <draw:frame presentation:style-name="pr5" draw:text-style-name="P4" draw:layer="layout" svg:width="25.197cm" svg:height="11.929cm" svg:x="1.472cm" svg:y="4.356cm" presentation:class="outline" presentation:user-transformed="true">
          <draw:text-box>
            <text:list text:style-name="L1">
              <text:list-item>
                <text:p>High-level C file Input-Output</text:p>
              </text:list-item>
              <text:list-item>
                <text:p>Iterating over directories</text:p>
              </text:list-item>
              <text:list-item>
                <text:p>Getting file details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1.89cm" svg:height="3.464cm" svg:x="2.002cm" svg:y="0.813cm" presentation:class="title" presentation:user-transformed="true">
          <draw:text-box>
            <text:p>High level C Input-Output</text:p>
          </draw:text-box>
        </draw:frame>
        <draw:frame presentation:style-name="pr7" draw:layer="layout" svg:width="26.035cm" svg:height="15.434cm" svg:x="0.635cm" svg:y="3.81cm" presentation:class="outline" presentation:user-transformed="true">
          <draw:text-box>
            <text:list text:style-name="L1">
              <text:list-item>
                <text:p><text:span text:style-name="T5">Next lecture</text:span> will discuss reading and writing <text:span text:style-name="T5">a buffer of bytes</text:span> efficiently</text:p>
              </text:list-item>
              <text:list-item>
                <text:p>For now we’ll concentrate on the <text:span text:style-name="T5">high-level approach</text:span> is good for dealing with <text:span text:style-name="T5">lines,</text:span> <text:span text:style-name="T5">ints</text:span>, <text:span text:style-name="T5">floats</text:span>, <text:span text:style-name="T5">words</text:span>, <text:span text:style-name="T6">etc</text:span>.</text:p>
              </text:list-item>
              <text:list-item>
                <text:p>Uses <text:span text:style-name="T7">FILE*</text:span><text:span text:style-name="T8"> stream</text:span> (or <text:span text:style-name="T7">filePtr</text:span>) instead <text:span text:style-name="T7">int</text:span><text:span text:style-name="T6"> </text:span><text:span text:style-name="T7">fileDescriptor</text:span>.</text:p>
              </text:list-item>
              <text:list-item>
                <text:p text:style-name="P8"><text:span text:style-name="T9">Existing </text:span><text:span text:style-name="T10">FILE*</text:span><text:span text:style-name="T9"> files:</text:span></text:p>
                <text:list>
                  <text:list-item>
                    <text:p text:style-name="P9"><text:span text:style-name="T10">stdin</text:span><text:span text:style-name="T9"> (“standard input”)</text:span></text:p>
                  </text:list-item>
                  <text:list-item>
                    <text:p text:style-name="P9"><text:span text:style-name="T10">stdout</text:span><text:span text:style-name="T9"> (“standard output”)</text:span></text:p>
                  </text:list-item>
                  <text:list-item>
                    <text:p><text:span text:style-name="T10">stderr</text:span><text:span text:style-name="T9"> (“standard error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4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text-style-name="P10" draw:layer="layout" svg:width="21.89cm" svg:height="3.463cm" svg:x="2.002cm" svg:y="0.813cm" presentation:class="title">
          <draw:text-box>
            <text:p><text:span text:style-name="T11">fopen()</text:span></text:p>
          </draw:text-box>
        </draw:frame>
        <draw:frame presentation:style-name="pr7" draw:layer="layout" svg:width="26.035cm" svg:height="17.284cm" svg:x="0.635cm" svg:y="4.197cm" presentation:class="outline" presentation:user-transformed="true">
          <draw:text-box>
            <text:list text:style-name="L1">
              <text:list-item>
                <text:p text:style-name="P8"><text:span text:style-name="T10">FILE* fopen(const char* pathname, const char* typePtr)</text:span></text:p>
              </text:list-item>
            </text:list>
            <text:p text:style-name="P8"><text:span text:style-name="T12"/></text:p>
            <text:list text:continue-numbering="true" text:style-name="L1">
              <text:list-item>
                <text:list>
                  <text:list-item>
                    <text:p><text:span text:style-name="T13">Opens file </text:span><text:span text:style-name="T14">pathname</text:span><text:span text:style-name="T13"> according to </text:span><text:span text:style-name="T14">typePtr</text:span><text:span text:style-name="T13">:</text:span></text:p>
                  </text:list-item>
                  <text:list-item>
                    <text:p><text:span text:style-name="T13">Returns ptr on success or </text:span><text:span text:style-name="T14">NULL</text:span><text:span text:style-name="T13"> otherwise.</text:span></text:p>
                  </text:list-item>
                </text:list>
              </text:list-item>
              <text:list-item>
                <text:p><text:span text:style-name="T14">typePtr</text:span><text:span text:style-name="T13">: can be</text:span></text:p>
                <text:list>
                  <text:list-item>
                    <text:p text:style-name="P9"><text:span text:style-name="T15">"r"</text:span><text:span text:style-name="T16">: reading from beginning</text:span></text:p>
                  </text:list-item>
                  <text:list-item>
                    <text:p text:style-name="P9"><text:span text:style-name="T15">"r+"</text:span><text:span text:style-name="T16">: reading and writing from beginning</text:span></text:p>
                  </text:list-item>
                  <text:list-item>
                    <text:p text:style-name="P9"><text:span text:style-name="T15">"w"</text:span><text:span text:style-name="T16">: writing from beginning (truncated if exists, else create)</text:span></text:p>
                  </text:list-item>
                  <text:list-item>
                    <text:p text:style-name="P9"><text:span text:style-name="T15">"w+"</text:span><text:span text:style-name="T16">: reading and writing from beginning (truncated if exists, created otherwise)</text:span></text:p>
                  </text:list-item>
                  <text:list-item>
                    <text:p text:style-name="P9"><text:span text:style-name="T15">"a"</text:span><text:span text:style-name="T16">: writing from end (create if not exists)</text:span></text:p>
                  </text:list-item>
                  <text:list-item>
                    <text:p><text:span text:style-name="T15">"a+"</text:span><text:span text:style-name="T16">: reading and writing from end (create if not exists)</text:span></text:p>
                  </text:list-item>
                </text:list>
              </text:list-item>
              <text:list-item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5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0" draw:text-style-name="P10" draw:layer="layout" svg:width="21.89cm" svg:height="3.213cm" svg:x="2.002cm" svg:y="0.338cm" presentation:class="title" presentation:user-transformed="true">
          <draw:text-box>
            <text:p><text:span text:style-name="T11">fgets(), fgetc()</text:span></text:p>
          </draw:text-box>
        </draw:frame>
        <draw:frame presentation:style-name="pr7" draw:layer="layout" svg:width="25.188cm" svg:height="11.678cm" svg:x="0.635cm" svg:y="4.445cm" presentation:class="outline" presentation:user-transformed="true">
          <draw:text-box>
            <text:list text:style-name="L1">
              <text:list-item>
                <text:p text:style-name="P8"><text:span text:style-name="T7">char* fgets(char* bufferPtr, int bufferLen, FILE* filePtr)</text:span></text:p>
                <text:list>
                  <text:list-item>
                    <text:p text:style-name="P9"><text:span text:style-name="T17">Reads up to </text:span><text:span text:style-name="T7">bufferLen-1</text:span><text:span text:style-name="T17"> characters from </text:span><text:span text:style-name="T7">filePtr</text:span><text:span text:style-name="T17"> into </text:span><text:span text:style-name="T7">bufferPtr</text:span><text:span text:style-name="T17">. <text:s/>Reads </text:span><text:span text:style-name="T7">'\n'</text:span><text:span text:style-name="T17"> into buffer too.</text:span></text:p>
                  </text:list-item>
                  <text:list-item>
                    <text:p><text:span text:style-name="T17">Returns </text:span><text:span text:style-name="T7">bufferPtr</text:span><text:span text:style-name="T17"> on success, else </text:span><text:span text:style-name="T7">NULL</text:span><text:span text:style-name="T17">.</text:span></text:p>
                  </text:list-item>
                </text:list>
              </text:list-item>
              <text:list-item>
                <text:p text:style-name="P8"><text:span text:style-name="T7">int fgetc(FILE* filePtr)</text:span></text:p>
                <text:list>
                  <text:list-item>
                    <text:p><text:span text:style-name="T17">Reads up to </text:span><text:span text:style-name="T7">1</text:span><text:span text:style-name="T17"> character from </text:span><text:span text:style-name="T7">filePtr</text:span><text:span text:style-name="T17">.</text:span></text:p>
                  </text:list-item>
                  <text:list-item>
                    <text:p><text:span text:style-name="T17">Returns that char success, else </text:span><text:span text:style-name="T7">EOF</text:span><text:span text:style-name="T17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6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10" draw:layer="layout" svg:width="21.89cm" svg:height="3.463cm" svg:x="2.002cm" svg:y="0.813cm" presentation:class="title">
          <draw:text-box>
            <text:p><text:span text:style-name="T11">fprintf()</text:span></text:p>
          </draw:text-box>
        </draw:frame>
        <draw:frame presentation:style-name="pr7" draw:layer="layout" svg:width="26.67cm" svg:height="14.673cm" svg:x="0.635cm" svg:y="4.197cm" presentation:class="outline" presentation:user-transformed="true">
          <draw:text-box>
            <text:list text:style-name="L1">
              <text:list-item>
                <text:p><text:span text:style-name="T7">int fprintf(FILE* filePtr, const char* format, . . .)</text:span></text:p>
                <text:list>
                  <text:list-item>
                    <text:p>Prints to substituted <text:span text:style-name="T7">format</text:span> to <text:span text:style-name="T7">filePtr</text:span>.</text:p>
                  </text:list-item>
                  <text:list-item>
                    <text:p>Substitutions include:</text:p>
                    <text:list>
                      <text:list-item>
                        <text:p text:style-name="P9"><text:span text:style-name="T7">%d</text:span>:<text:tab/><text:tab/><text:tab/>Substitute in integer as decimal number</text:p>
                      </text:list-item>
                      <text:list-item>
                        <text:p text:style-name="P9"><text:span text:style-name="T11">%</text:span><text:span text:style-name="T7">x</text:span>, <text:span text:style-name="T7">%X</text:span>:<text:tab/>Substitute in integer as hexadecimal number</text:p>
                      </text:list-item>
                      <text:list-item>
                        <text:p text:style-name="P9"><text:span text:style-name="T7">%c</text:span>:<text:tab/><text:tab/><text:tab/>Substitute in character</text:p>
                      </text:list-item>
                      <text:list-item>
                        <text:p text:style-name="P9"><text:span text:style-name="T7">%s</text:span>:<text:tab/><text:tab/><text:tab/>Substitute in string</text:p>
                      </text:list-item>
                      <text:list-item>
                        <text:p text:style-name="P9"><text:span text:style-name="T7">%g</text:span>, <text:span text:style-name="T7">%f</text:span>:<text:tab/>Substitute in floats and doubles</text:p>
                      </text:list-item>
                      <text:list-item>
                        <text:p><text:span text:style-name="T7">%p</text:span>:<text:tab/><text:tab/><text:tab/>Substitute in pointer value</text:p>
                      </text:list-item>
                    </text:list>
                  </text:list-item>
                  <text:list-item>
                    <text:p>Returns returns number chars printed.</text:p>
                  </text:list-item>
                  <text:list-item>
                    <text:p><text:span text:style-name="T7">printf()</text:span> is the same as <text:span text:style-name="T7">fprintf(stdout,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7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text-style-name="P10" draw:layer="layout" svg:width="21.89cm" svg:height="3.213cm" svg:x="2.002cm" svg:y="0.338cm" presentation:class="title" presentation:user-transformed="true">
          <draw:text-box>
            <text:p><text:span text:style-name="T11">fflush(), fclose()</text:span></text:p>
          </draw:text-box>
        </draw:frame>
        <draw:frame presentation:style-name="pr7" draw:layer="layout" svg:width="25.188cm" svg:height="15.661cm" svg:x="0.635cm" svg:y="4.445cm" presentation:class="outline" presentation:user-transformed="true">
          <draw:text-box>
            <text:list text:style-name="L1">
              <text:list-item>
                <text:p text:style-name="P8"><text:span text:style-name="T18">int fflush(FILE* filePtr)</text:span></text:p>
                <text:list>
                  <text:list-item>
                    <text:p text:style-name="P9">Flushes <text:span text:style-name="T18">filePtr</text:span> to disk, screen <text:span text:style-name="T6">etc</text:span>.</text:p>
                  </text:list-item>
                  <text:list-item>
                    <text:p text:style-name="P9"><text:span text:style-name="T18">fflush(stdout)</text:span>:</text:p>
                    <text:list>
                      <text:list-item>
                        <text:p>Works fine in Linux,</text:p>
                      </text:list-item>
                      <text:list-item>
                        <text:p text:style-name="P9">May be problematic in Microsoft C.</text:p>
                      </text:list-item>
                    </text:list>
                  </text:list-item>
                  <text:list-item>
                    <text:p>Returns <text:span text:style-name="T18">0</text:span> on success, otherwise <text:span text:style-name="T18">errno</text:span> is set.</text:p>
                  </text:list-item>
                </text:list>
              </text:list-item>
              <text:list-item>
                <text:p text:style-name="P8"><text:span text:style-name="T18">fclose(FILE* filePtr)</text:span></text:p>
                <text:list>
                  <text:list-item>
                    <text:p text:style-name="P9">Closes <text:span text:style-name="T18">filePtr</text:span>.</text:p>
                  </text:list-item>
                  <text:list-item>
                    <text:p>Returns <text:span text:style-name="T7">0</text:span> on success, otherwise <text:span text:style-name="T18">errno</text:span> is set.</text:p>
                  </text:list-item>
                </text:list>
              </text:list-item>
              <text:list-item>
                <text:p text:style-name="P8"><text:span text:style-name="T18">feof(FILE* filePtr)</text:span></text:p>
                <text:list>
                  <text:list-item>
                    <text:p text:style-name="P9">Returns non-<text:span text:style-name="T7">0</text:span> if the end of <text:span text:style-name="T18">filePtr</text:span> has been reached</text:p>
                  </text:list-item>
                  <text:list-item>
                    <text:p>Returns <text:span text:style-name="T7">0</text:span> otherwi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8" presentation:class="page"/>
          <draw:frame presentation:style-name="pr8" draw:text-style-name="P1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7" draw:layer="layout" svg:width="25.188cm" svg:height="11.678cm" svg:x="1.502cm" svg:y="6.097cm" presentation:class="outline" presentation:user-transformed="true">
          <draw:text-box>
            <text:list text:style-name="L1">
              <text:list-item>
                <text:p>Write a program that takes two parameters:</text:p>
              </text:list-item>
              <text:list-item>
                <text:p><text:span text:style-name="T7">$lineCounter string filename</text:span></text:p>
              </text:list-item>
              <text:list-item>
                <text:p>that counts and returns the number of lines of <text:span text:style-name="T7">filename</text:span> that begin with string <text:span text:style-name="T7">string</text:span>.</text:p>
                <text:list>
                  <text:list-item>
                    <text:p>If <text:span text:style-name="T7">filename</text:span> cannot be opened it writes an error message to <text:span text:style-name="T7">stderr</text:span>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9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layer="layout" svg:width="23.795cm" svg:height="3.213cm" svg:x="1.905cm" svg:y="0.76cm" presentation:class="title" presentation:user-transformed="true">
          <draw:text-box>
            <text:p>Well, there is <text:span text:style-name="T11">fscanf()</text:span>, but . . .</text:p>
          </draw:text-box>
        </draw:frame>
        <draw:frame presentation:style-name="pr7" draw:layer="layout" svg:width="26.458cm" svg:height="16.266cm" svg:x="0.847cm" svg:y="3.845cm" presentation:class="outline" presentation:user-transformed="true">
          <draw:text-box>
            <text:list text:style-name="L1">
              <text:list-item>
                <text:p text:style-name="P8">Just so you've seen it:</text:p>
              </text:list-item>
              <text:list-item>
                <text:p text:style-name="P8"><text:span text:style-name="T7">int fscanf(FILE* filePtr, const char* format, . . )</text:span></text:p>
                <text:list>
                  <text:list-item>
                    <text:p>Returns number of items read</text:p>
                  </text:list-item>
                </text:list>
              </text:list-item>
              <text:list-item>
                <text:p text:style-name="P8">Better to use <text:span text:style-name="T7">fgets()</text:span>, then</text:p>
              </text:list-item>
              <text:list-item>
                <text:p text:style-name="P8"><text:span text:style-name="T7">int sscanf(const char* source, const char* format, . . .)</text:span></text:p>
                <text:list>
                  <text:list-item>
                    <text:p text:style-name="P12"><text:span text:style-name="T17">What goes in format? <text:s/>Largely the same codes as for </text:span><text:span text:style-name="T7">fprintf()</text:span><text:span text:style-name="T17"> (next slide).</text:span></text:p>
                  </text:list-item>
                </text:list>
              </text:list-item>
              <text:list-item>
                <text:p text:style-name="P8"><text:span text:style-name="T7">int strtol(const char*,char**,int)</text:span></text:p>
                <text:list>
                  <text:list-item>
                    <text:p text:style-name="P12"><text:span text:style-name="T17">Returns integer: </text:span><text:span text:style-name="T7">strtol("123",0,10) == 123</text:span></text:p>
                  </text:list-item>
                </text:list>
              </text:list-item>
              <text:list-item>
                <text:p text:style-name="P8"><text:span text:style-name="T7">double strtod(const char*,char**)</text:span></text:p>
                <text:list>
                  <text:list-item>
                    <text:p><text:span text:style-name="T17">Returns double: </text:span><text:span text:style-name="T7">strtod("12.3",0)==12.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0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0" draw:layer="layout" svg:width="21.89cm" svg:height="3.463cm" svg:x="2.002cm" svg:y="0.013cm" presentation:class="title" presentation:user-transformed="true">
          <draw:text-box>
            <text:p>Like <text:span text:style-name="T11">FILE*</text:span> but want buffered objects instead of lines?</text:p>
          </draw:text-box>
        </draw:frame>
        <draw:frame presentation:style-name="pr7" draw:layer="layout" svg:width="26.67cm" svg:height="13.132cm" svg:x="0.635cm" svg:y="4.445cm" presentation:class="outline" presentation:user-transformed="true">
          <draw:text-box>
            <text:list text:style-name="L1">
              <text:list-item>
                <text:p><text:span text:style-name="T7">size_t fread(void* ptr, size_t size, size_t numItems, FILE* filePtr)</text:span></text:p>
                <text:list>
                  <text:list-item>
                    <text:p text:style-name="P9">Reads <text:span text:style-name="T19">numItems</text:span> of size <text:span text:style-name="T7">size</text:span> from <text:span text:style-name="T7">filePtr</text:span> and puts them in <text:span text:style-name="T7">ptr</text:span>.</text:p>
                  </text:list-item>
                  <text:list-item>
                    <text:p>Returns number <text:span text:style-name="T20">items</text:span> read.</text:p>
                  </text:list-item>
                </text:list>
              </text:list-item>
              <text:list-item>
                <text:p><text:span text:style-name="T7">size_t fwrite(const void* ptr, size_t size, size_t numItems, FILE* filePtr)</text:span></text:p>
                <text:list>
                  <text:list-item>
                    <text:p text:style-name="P9">Writes <text:span text:style-name="T7">numItems</text:span> of size <text:span text:style-name="T7">size</text:span> from <text:span text:style-name="T7">ptr</text:span><text:span text:style-name="T11"> </text:span>to <text:span text:style-name="T7">filePtr</text:span>.</text:p>
                  </text:list-item>
                  <text:list-item>
                    <text:p>Returns number <text:span text:style-name="T20">items</text:span> writt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1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7" draw:layer="layout" svg:width="26.67cm" svg:height="17.55cm" svg:x="0.635cm" svg:y="3.174cm" presentation:class="outline" presentation:user-transformed="true">
          <draw:text-box>
            <text:list text:style-name="L1">
              <text:list-item>
                <text:p text:style-name="P8">Write a program that reads from 0 to N int pairs:</text:p>
                <text:list>
                  <text:list-item>
                    <text:p text:style-name="P13">Ignore blank lines or lines with just spaces</text:p>
                  </text:list-item>
                  <text:list-item>
                    <text:p text:style-name="P13">Ignore comment lines whose first non-space char is #</text:p>
                  </text:list-item>
                  <text:list-item>
                    <text:p text:style-name="P13">Ignore any spaces up to the two ints, and between them</text:p>
                  </text:list-item>
                  <text:list-item>
                    <text:p text:style-name="P13">Uncommented letters, <text:span text:style-name="T6">etc</text:span>. are errors.</text:p>
                  </text:list-item>
                </text:list>
                <text:p text:style-name="P8"><text:span text:style-name="T21"># <text:s/>Ignore this comment line</text:span></text:p>
              </text:list-item>
              <text:list-item>
                <text:p text:style-name="P8"><text:span text:style-name="T21">12 34 <text:s text:c="2"/># Good</text:span></text:p>
              </text:list-item>
              <text:list-item>
                <text:p text:style-name="P8"><text:span text:style-name="T21"><text:s text:c="2"/></text:span><text:span text:style-name="T21">56 78 # Okay</text:span></text:p>
              </text:list-item>
              <text:list-item>
                <text:p text:style-name="P8"><text:span text:style-name="T21">1 # Bad</text:span></text:p>
                <text:p text:style-name="P8"><text:span text:style-name="T21">Also bad</text:span></text:p>
              </text:list-item>
              <text:list-item>
                <text:p text:style-name="P8"><text:span text:style-name="T5">Eeww! <text:s/>Parsing!</text:span></text:p>
                <text:list>
                  <text:list-item>
                    <text:p text:style-name="P13">What's the best programming structure to read an unbounded number of lines?</text:p>
                  </text:list-item>
                  <text:list-item>
                    <text:p text:style-name="P13">Useful stuff:</text:p>
                    <text:list>
                      <text:list-item>
                        <text:p text:style-name="P14"><text:span text:style-name="T7">int isdigit(char c), int isspace(char c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2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<text:span text:style-name="T11">stdout</text:span> vs. <text:span text:style-name="T11">stderr</text:span></text:p>
          </draw:text-box>
        </draw:frame>
        <draw:frame presentation:style-name="pr11" draw:layer="layout" svg:width="25.188cm" svg:height="16.95cm" svg:x="0.847cm" svg:y="3.564cm" presentation:class="outline" presentation:user-transformed="true">
          <draw:text-box>
            <text:list text:style-name="L1">
              <text:list-item>
                <text:p>Q: Why might it be useful to distinguish between output messages and error messages?</text:p>
              </text:list-item>
              <text:list-item>
                <text:p text:style-name="P8">A: For debugging!</text:p>
              </text:list-item>
              <text:list-item>
                <text:p text:style-name="P8"><text:span text:style-name="T22">#include &lt;stdlib.h&gt;</text:span></text:p>
              </text:list-item>
              <text:list-item>
                <text:p text:style-name="P8"><text:span text:style-name="T22">#include &lt;stdio.h&gt;</text:span></text:p>
              </text:list-item>
              <text:list-item>
                <text:p text:style-name="P8"><text:span text:style-name="T22">/* $ ./stdoutVsStderr</text:span></text:p>
              </text:list-item>
              <text:list-item>
                <text:p text:style-name="P8"><text:span text:style-name="T22"><text:s/></text:span><text:span text:style-name="T22">* I'm an ordinary msg.</text:span></text:p>
              </text:list-item>
              <text:list-item>
                <text:p text:style-name="P8"><text:span text:style-name="T22"><text:s/></text:span><text:span text:style-name="T22">* I'm the error msg.</text:span></text:p>
              </text:list-item>
              <text:list-item>
                <text:p text:style-name="P8"><text:span text:style-name="T22"><text:s/></text:span><text:span text:style-name="T22">* $ ./stdoutVsStderr 2&gt; error.txt</text:span></text:p>
              </text:list-item>
              <text:list-item>
                <text:p text:style-name="P8"><text:span text:style-name="T22"><text:s/></text:span><text:span text:style-name="T22">* I'm an ordinary msg.</text:span></text:p>
              </text:list-item>
              <text:list-item>
                <text:p text:style-name="P8"><text:span text:style-name="T22"><text:s/></text:span><text:span text:style-name="T22">* $ cat error.txt</text:span></text:p>
              </text:list-item>
              <text:list-item>
                <text:p text:style-name="P8"><text:span text:style-name="T22"><text:s/></text:span><text:span text:style-name="T22">* I'm the error msg.</text:span></text:p>
              </text:list-item>
              <text:list-item>
                <text:p text:style-name="P8"><text:span text:style-name="T22"><text:s/></text:span><text:span text:style-name="T22">*/</text:span></text:p>
              </text:list-item>
              <text:list-item>
                <text:p text:style-name="P8"><text:span text:style-name="T22">int</text:span><text:span text:style-name="T22"><text:tab/></text:span><text:span text:style-name="T22">main</text:span><text:span text:style-name="T22"><text:tab/></text:span><text:span text:style-name="T22">()</text:span></text:p>
              </text:list-item>
              <text:list-item>
                <text:p text:style-name="P8"><text:span text:style-name="T22">{</text:span></text:p>
              </text:list-item>
              <text:list-item>
                <text:p text:style-name="P8"><text:span text:style-name="T22"><text:s text:c="2"/></text:span><text:span text:style-name="T22">fprintf(stdout,"I'm an ordinary msg.\n");</text:span></text:p>
              </text:list-item>
              <text:list-item>
                <text:p text:style-name="P8"><text:span text:style-name="T22"><text:s text:c="2"/></text:span><text:span text:style-name="T22">fprintf(stderr,"I'm the error msg.\n");</text:span></text:p>
              </text:list-item>
              <text:list-item>
                <text:p text:style-name="P8"><text:span text:style-name="T22"><text:s text:c="2"/></text:span><text:span text:style-name="T22">return(EXIT_SUCCESS);</text:span></text:p>
              </text:list-item>
              <text:list-item>
                <text:p><text:span text:style-name="T22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3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9" draw:layer="layout" svg:width="21.89cm" svg:height="3.463cm" svg:x="2.002cm" svg:y="0.813cm" presentation:class="title">
          <draw:text-box>
            <text:p>Is using <text:span text:style-name="T11">FILE*</text:span> as<text:line-break/>efficient as <text:span text:style-name="T11">int fd</text:span>? </text:p>
          </draw:text-box>
        </draw:frame>
        <draw:frame presentation:style-name="pr12" draw:layer="layout" svg:width="12.291cm" svg:height="15.686cm" svg:x="0.635cm" svg:y="4.445cm" presentation:class="outline" presentation:user-transformed="true">
          <draw:text-box>
            <text:list text:style-name="L1">
              <text:list-item>
                <text:p>Probably not (<text:span text:style-name="T23">FILE*</text:span> uses <text:span text:style-name="T7">int fd</text:span>), but it is buffered.</text:p>
              </text:list-item>
              <text:list-item>
                <text:p text:style-name="P8"><text:span text:style-name="T24">#include &lt;stdlib.h&gt;</text:span></text:p>
              </text:list-item>
              <text:list-item>
                <text:p text:style-name="P8"><text:span text:style-name="T24">#include &lt;stdio.h&gt;</text:span></text:p>
              </text:list-item>
              <text:list-item>
                <text:p text:style-name="P8"><text:span text:style-name="T24"/></text:p>
              </text:list-item>
              <text:list-item>
                <text:p text:style-name="P8"><text:span text:style-name="T24">int main()</text:span></text:p>
              </text:list-item>
              <text:list-item>
                <text:p text:style-name="P8"><text:span text:style-name="T24">{</text:span></text:p>
              </text:list-item>
              <text:list-item>
                <text:p text:style-name="P8"><text:span text:style-name="T24"><text:s text:c="4"/></text:span><text:span text:style-name="T24">printf("T");</text:span></text:p>
              </text:list-item>
              <text:list-item>
                <text:p text:style-name="P8"><text:span text:style-name="T24"><text:s text:c="4"/></text:span><text:span text:style-name="T24">printf("h");</text:span></text:p>
              </text:list-item>
              <text:list-item>
                <text:p text:style-name="P8"><text:span text:style-name="T24"><text:s text:c="4"/></text:span><text:span text:style-name="T24">printf("i");</text:span></text:p>
              </text:list-item>
              <text:list-item>
                <text:p text:style-name="P8"><text:span text:style-name="T24"><text:s text:c="4"/></text:span><text:span text:style-name="T24">printf("s");</text:span></text:p>
              </text:list-item>
              <text:list-item>
                <text:p text:style-name="P8"><text:span text:style-name="T24"><text:s text:c="4"/></text:span><text:span text:style-name="T24">printf(" ");</text:span></text:p>
              </text:list-item>
              <text:list-item>
                <text:p text:style-name="P8"><text:span text:style-name="T24"><text:s text:c="4"/></text:span><text:span text:style-name="T24">printf("i");</text:span></text:p>
              </text:list-item>
              <text:list-item>
                <text:p text:style-name="P8"><text:span text:style-name="T24"><text:s text:c="4"/></text:span><text:span text:style-name="T24">printf("s");</text:span></text:p>
              </text:list-item>
            </text:list>
          </draw:text-box>
        </draw:frame>
        <draw:frame presentation:style-name="pr7" draw:text-style-name="P16" draw:layer="layout" svg:width="12.291cm" svg:height="16.127cm" svg:x="15.014cm" svg:y="4.556cm" presentation:class="outline" presentation:user-transformed="true">
          <draw:text-box>
            <text:list text:style-name="L1">
              <text:list-item>
                <text:p text:style-name="P15"><text:span text:style-name="T24"><text:s text:c="2"/></text:span><text:span text:style-name="T24">printf("n"); <text:s/>printf("'");</text:span></text:p>
              </text:list-item>
              <text:list-item>
                <text:p text:style-name="P15"><text:span text:style-name="T24"><text:s text:c="2"/></text:span><text:span text:style-name="T24">printf("t");</text:span></text:p>
              </text:list-item>
              <text:list-item>
                <text:p text:style-name="P15"><text:span text:style-name="T24"><text:s text:c="2"/></text:span><text:span text:style-name="T24">printf(" ");</text:span></text:p>
              </text:list-item>
              <text:list-item>
                <text:p text:style-name="P15"><text:span text:style-name="T24"><text:s text:c="2"/></text:span><text:span text:style-name="T24">printf("e");</text:span></text:p>
              </text:list-item>
              <text:list-item>
                <text:p text:style-name="P15"><text:span text:style-name="T24"><text:s text:c="2"/></text:span><text:span text:style-name="T24">printf("f");</text:span></text:p>
              </text:list-item>
              <text:list-item>
                <text:p text:style-name="P15"><text:span text:style-name="T24"><text:s text:c="2"/></text:span><text:span text:style-name="T24">printf("f");</text:span></text:p>
              </text:list-item>
              <text:list-item>
                <text:p text:style-name="P15"><text:span text:style-name="T24"><text:s text:c="2"/></text:span><text:span text:style-name="T24">printf("i");</text:span></text:p>
              </text:list-item>
              <text:list-item>
                <text:p text:style-name="P15"><text:span text:style-name="T24"><text:s text:c="2"/></text:span><text:span text:style-name="T24">printf("c");</text:span></text:p>
              </text:list-item>
              <text:list-item>
                <text:p text:style-name="P15"><text:span text:style-name="T24"><text:s text:c="2"/></text:span><text:span text:style-name="T24">printf("i"); <text:s/>printf("e");</text:span></text:p>
              </text:list-item>
              <text:list-item>
                <text:p text:style-name="P15"><text:span text:style-name="T24"><text:s text:c="2"/></text:span><text:span text:style-name="T24">printf("n");</text:span></text:p>
              </text:list-item>
              <text:list-item>
                <text:p text:style-name="P15"><text:span text:style-name="T24"><text:s text:c="2"/></text:span><text:span text:style-name="T24">printf("t");</text:span></text:p>
              </text:list-item>
              <text:list-item>
                <text:p text:style-name="P15"><text:span text:style-name="T24"><text:s text:c="2"/></text:span><text:span text:style-name="T24">printf("\n");</text:span></text:p>
              </text:list-item>
              <text:list-item>
                <text:p text:style-name="P15"><text:span text:style-name="T24"><text:s text:c="2"/></text:span><text:span text:style-name="T24">fflush(stdout);</text:span></text:p>
              </text:list-item>
              <text:list-item>
                <text:p text:style-name="P15"><text:span text:style-name="T24"><text:s text:c="2"/></text:span><text:span text:style-name="T24">return(EXIT_SUCCESS);</text:span></text:p>
              </text:list-item>
              <text:list-item>
                <text:p text:style-name="P15"><text:span text:style-name="T24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4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Is using <text:span text:style-name="T11">FILE*</text:span> as<text:line-break/>efficient as <text:span text:style-name="T11">int fd</text:span>? </text:p>
          </draw:text-box>
        </draw:frame>
        <draw:frame presentation:style-name="pr12" draw:text-style-name="P17" draw:layer="layout" svg:width="27.093cm" svg:height="15.649cm" svg:x="0.212cm" svg:y="4.581cm" presentation:class="outline" presentation:user-transformed="true">
          <draw:text-box>
            <text:list text:style-name="L1">
              <text:list-item>
                <text:p text:style-name="P15"><text:span text:style-name="T25">$ strace </text:span><text:span text:style-name="T26">./printf_sys_call_ex</text:span><text:span text:style-name="T25"> </text:span></text:p>
              </text:list-item>
              <text:list-item>
                <text:p text:style-name="P15"><text:span text:style-name="T25">execve("./printf_sys_call_ex", ["./printf_sys_call_ex"], [/* 46 vars */]) = 0</text:span></text:p>
              </text:list-item>
              <text:list-item>
                <text:p text:style-name="P15"><text:span text:style-name="T25">brk(0) <text:s text:c="29"/>= 0x8fa7000</text:span></text:p>
              </text:list-item>
              <text:list-item>
                <text:p text:style-name="P15"><text:span text:style-name="T25">access("/etc/ld.so.preload", R_OK) <text:s/>= -1 ENOENT </text:span></text:p>
              </text:list-item>
              <text:list-item>
                <text:p text:style-name="P15"><text:span text:style-name="T25">open("/etc/ld.so.cache", O_RDONLY) <text:s/>= 3</text:span></text:p>
              </text:list-item>
              <text:list-item>
                <text:p text:style-name="P15"><text:span text:style-name="T25">fstat64(3, {st_mode=S_IFREG|0644, st_size=63949, …})</text:span></text:p>
              </text:list-item>
              <text:list-item>
                <text:p text:style-name="P15"><text:span text:style-name="T25"><text:s text:c="36"/></text:span><text:span text:style-name="T25">= 0</text:span></text:p>
              </text:list-item>
              <text:list-item>
                <text:p text:style-name="P15"><text:span text:style-name="T25">mmap2(NULL, 63949, PROT_READ, MAP_PRIVATE, 3, 0)</text:span></text:p>
              </text:list-item>
              <text:list-item>
                <text:p text:style-name="P15"><text:span text:style-name="T25"><text:s text:c="36"/></text:span><text:span text:style-name="T25">= 0xb7fb3000</text:span></text:p>
              </text:list-item>
              <text:list-item>
                <text:p text:style-name="P15"><text:span text:style-name="T25">close(3) <text:s text:c="27"/>= 0</text:span></text:p>
              </text:list-item>
              <text:list-item>
                <text:p text:style-name="P15"><text:span text:style-name="T25">open("/lib/libc.so.6", O_RDONLY) <text:s text:c="3"/>= 3</text:span></text:p>
              </text:list-item>
              <text:list-item>
                <text:p text:style-name="P15"><text:span text:style-name="T25">read(3, "\177ELF\1\1\1\0\0\0\0\0\0\0\0\0\3\0\3\0\1\0\0\0\360\364@\0004\0\0\0"..., 512) <text:s text:c="11"/>= 512</text:span></text:p>
              </text:list-item>
              <text:list-item>
                <text:p text:style-name="P15"><text:span text:style-name="T25">. . .</text:span></text:p>
              </text:list-item>
              <text:list-item>
                <text:p text:style-name="P15"><text:span text:style-name="T25">write(1, "</text:span><text:span text:style-name="T26">This isn\'t efficient\</text:span><text:span text:style-name="T25">n", 21This isn't efficient</text:span></text:p>
              </text:list-item>
              <text:list-item>
                <text:p text:style-name="P15"><text:span text:style-name="T25">) <text:s text:c="34"/>= 21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5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Manipulating files and filesys</text:p>
          </draw:text-box>
        </draw:frame>
        <draw:frame presentation:style-name="pr7" draw:layer="layout" svg:width="25.188cm" svg:height="16.267cm" svg:x="1.27cm" svg:y="4.445cm" presentation:class="outline" presentation:user-transformed="true">
          <draw:text-box>
            <text:list text:style-name="L1">
              <text:list-item>
                <text:p>There are several other system calls for the Unix file system including:</text:p>
              </text:list-item>
              <text:list-item>
                <text:p text:style-name="P8"><text:span text:style-name="T7">#include &lt;unistd.h&gt;</text:span></text:p>
              </text:list-item>
              <text:list-item>
                <text:p text:style-name="P8"><text:span text:style-name="T7">#include &lt;sys/stat.h&gt;</text:span></text:p>
              </text:list-item>
              <text:list-item>
                <text:p><text:span text:style-name="T7">unlink(const char* filename);</text:span></text:p>
                <text:list>
                  <text:list-item>
                    <text:p>Removes (erases) files.</text:p>
                  </text:list-item>
                </text:list>
              </text:list-item>
              <text:list-item>
                <text:p><text:span text:style-name="T7">chmod(const char *path, mode_t mode);</text:span></text:p>
                <text:list>
                  <text:list-item>
                    <text:p>Changes file permissions</text:p>
                  </text:list-item>
                </text:list>
              </text:list-item>
              <text:list-item>
                <text:p><text:span text:style-name="T7">chdir(const char *path);</text:span></text:p>
                <text:list>
                  <text:list-item>
                    <text:p>Changes the working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6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0" draw:layer="layout" svg:width="23.257cm" svg:height="3.213cm" svg:x="1.735cm" svg:y="0.938cm" presentation:class="title" presentation:user-transformed="true">
          <draw:text-box>
            <text:p>Iterating over files in directory</text:p>
          </draw:text-box>
        </draw:frame>
        <draw:frame presentation:style-name="pr7" draw:text-style-name="P18" draw:layer="layout" svg:width="25.188cm" svg:height="16.127cm" svg:x="0.635cm" svg:y="4.056cm" presentation:class="outline" presentation:user-transformed="true">
          <draw:text-box>
            <text:list text:style-name="L1">
              <text:list-item>
                <text:p text:style-name="P8"><text:span text:style-name="T27">Like </text:span><text:span text:style-name="T15">fopen()</text:span><text:span text:style-name="T28">, </text:span><text:span text:style-name="T15">fgets()</text:span><text:span text:style-name="T28">, </text:span><text:span text:style-name="T15">fclose()</text:span><text:span text:style-name="T16"> but for directories</text:span></text:p>
              </text:list-item>
              <text:list-item>
                <text:p text:style-name="P8"><text:span text:style-name="T16"/></text:p>
              </text:list-item>
              <text:list-item>
                <text:p text:style-name="P8"><text:span text:style-name="T15">#include &lt;sys/types.h&gt;</text:span></text:p>
              </text:list-item>
              <text:list-item>
                <text:p text:style-name="P8"><text:span text:style-name="T15">#include &lt;dirent.h&gt;</text:span></text:p>
              </text:list-item>
              <text:list-item>
                <text:p text:style-name="P8"><text:span text:style-name="T15"/></text:p>
              </text:list-item>
              <text:list-item>
                <text:p text:style-name="P8"><text:span text:style-name="T15">DIR* <text:s text:c="10"/>opendir <text:s/>(const char* name);</text:span></text:p>
              </text:list-item>
              <text:list-item>
                <text:p text:style-name="P8"><text:span text:style-name="T15">struct dirent* readdir <text:s/>(DIR *dir);</text:span></text:p>
              </text:list-item>
              <text:list-item>
                <text:p text:style-name="P8"><text:span text:style-name="T15">int <text:s text:c="11"/>closedir (DIR*);</text:span></text:p>
              </text:list-item>
              <text:list-item>
                <text:p text:style-name="P8"><text:span text:style-name="T15"/></text:p>
              </text:list-item>
              <text:list-item>
                <text:p text:style-name="P8"><text:span text:style-name="T15">struct dirent</text:span></text:p>
                <text:p text:style-name="P8"><text:span text:style-name="T15">{</text:span></text:p>
              </text:list-item>
              <text:list-item>
                <text:p text:style-name="P8"><text:span text:style-name="T15"><text:s text:c="2"/></text:span><text:span text:style-name="T15">ino_t</text:span><text:span text:style-name="T15"><text:tab/></text:span><text:span text:style-name="T15"><text:tab/></text:span><text:span text:style-name="T15">d_ino; <text:s text:c="6"/>// inode number</text:span></text:p>
              </text:list-item>
              <text:list-item>
                <text:p text:style-name="P8"><text:span text:style-name="T15"><text:s text:c="2"/></text:span><text:span text:style-name="T15">off_t</text:span><text:span text:style-name="T15"><text:tab/></text:span><text:span text:style-name="T15"><text:tab/></text:span><text:span text:style-name="T15">d_off; <text:s text:c="6"/>// offset to next dirent</text:span></text:p>
              </text:list-item>
              <text:list-item>
                <text:p text:style-name="P8"><text:span text:style-name="T15"><text:s text:c="2"/></text:span><text:span text:style-name="T15">ushort</text:span><text:span text:style-name="T15"><text:tab/></text:span><text:span text:style-name="T15">d_reclen; <text:s text:c="3"/>// length of record</text:span></text:p>
              </text:list-item>
              <text:list-item>
                <text:p text:style-name="P8"><text:span text:style-name="T15"><text:s text:c="2"/></text:span><text:span text:style-name="T15">uchar</text:span><text:span text:style-name="T15"><text:tab/></text:span><text:span text:style-name="T15"><text:tab/></text:span><text:span text:style-name="T15">d_type; <text:s text:c="5"/>// type of file</text:span></text:p>
              </text:list-item>
              <text:list-item>
                <text:p text:style-name="P8"><text:span text:style-name="T15"><text:s text:c="2"/></text:span><text:span text:style-name="T15">char</text:span><text:span text:style-name="T15"><text:tab/></text:span><text:span text:style-name="T15"><text:tab/></text:span><text:span text:style-name="T15">d_name[256]; // filename</text:span></text:p>
              </text:list-item>
              <text:list-item>
                <text:p text:style-name="P8"><text:span text:style-name="T15">}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7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11" draw:layer="layout" svg:width="25.188cm" svg:height="13.938cm" svg:x="0.847cm" svg:y="5.08cm" presentation:class="outline" presentation:user-transformed="true">
          <draw:text-box>
            <text:list text:style-name="L1">
              <text:list-item>
                <text:p>Write a program <text:span text:style-name="T8">lister</text:span> that takes an optional command line argument</text:p>
                <text:list>
                  <text:list-item>
                    <text:p><text:span text:style-name="T7">./lister dirName</text:span></text:p>
                    <text:list>
                      <text:list-item>
                        <text:p>Lists directory <text:span text:style-name="T7">dirName</text:span> (assume it exists)</text:p>
                      </text:list-item>
                    </text:list>
                  </text:list-item>
                  <text:list-item>
                    <text:p><text:span text:style-name="T7">./lister badDirName</text:span></text:p>
                    <text:list>
                      <text:list-item>
                        <text:p>Prints an error message to <text:span text:style-name="T11">stderr </text:span><text:span text:style-name="T17">if badDirName is not a directory or if don’t have permission to read it.</text:span></text:p>
                      </text:list-item>
                    </text:list>
                  </text:list-item>
                  <text:list-item>
                    <text:p><text:span text:style-name="T7">./lister</text:span></text:p>
                    <text:list>
                      <text:list-item>
                        <text:p>Lists the items in the current directory (“.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8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Finding details about a file:</text:p>
          </draw:text-box>
        </draw:frame>
        <draw:frame presentation:style-name="pr7" draw:text-style-name="P19" draw:layer="layout" svg:width="25.188cm" svg:height="16.514cm" svg:x="0.635cm" svg:y="3.597cm" presentation:class="outline" presentation:user-transformed="true">
          <draw:text-box>
            <text:list text:style-name="L1">
              <text:list-item>
                <text:p text:style-name="P15"><text:span text:style-name="T25">#include &lt;sys/types.h&gt;</text:span></text:p>
              </text:list-item>
              <text:list-item>
                <text:p text:style-name="P15"><text:span text:style-name="T25">#include &lt;sys/stat.h&gt;</text:span></text:p>
              </text:list-item>
              <text:list-item>
                <text:p text:style-name="P15"><text:span text:style-name="T25">#include &lt;unistd.h&gt;</text:span></text:p>
              </text:list-item>
              <text:list-item>
                <text:p text:style-name="P15"><text:span text:style-name="T25">int stat(const char* path, struct stat* buf);</text:span></text:p>
              </text:list-item>
              <text:list-item>
                <text:p text:style-name="P15"><text:span text:style-name="T25">struct stat</text:span></text:p>
              </text:list-item>
              <text:list-item>
                <text:p text:style-name="P15"><text:span text:style-name="T25">{ dev_t <text:s text:c="3"/>st_dev; <text:s text:c="2"/>// Device ID</text:span></text:p>
              </text:list-item>
              <text:list-item>
                <text:p text:style-name="P15"><text:span text:style-name="T25"><text:s text:c="2"/></text:span><text:span text:style-name="T25">ino_t <text:s text:c="3"/>st_ino; <text:s text:c="2"/>// inode</text:span></text:p>
              </text:list-item>
              <text:list-item>
                <text:p text:style-name="P15"><text:span text:style-name="T25"><text:s text:c="2"/></text:span><text:span text:style-name="T25">mode_t <text:s text:c="2"/>st_mode; <text:s/>// what type of “file”</text:span></text:p>
              </text:list-item>
              <text:list-item>
                <text:p text:style-name="P15"><text:span text:style-name="T25"><text:s text:c="2"/></text:span><text:span text:style-name="T25">nlink_t <text:s/>st_nlink; // num hard links</text:span></text:p>
              </text:list-item>
              <text:list-item>
                <text:p text:style-name="P15"><text:span text:style-name="T25"><text:s text:c="2"/></text:span><text:span text:style-name="T25">uid_t <text:s text:c="3"/>st_uid; <text:s text:c="2"/>// user ID of owner</text:span></text:p>
              </text:list-item>
              <text:list-item>
                <text:p text:style-name="P15"><text:span text:style-name="T25"><text:s text:c="2"/></text:span><text:span text:style-name="T25">gid_t <text:s text:c="3"/>st_gid; <text:s text:c="2"/>// group id of owner</text:span></text:p>
              </text:list-item>
              <text:list-item>
                <text:p text:style-name="P15"><text:span text:style-name="T25"><text:s text:c="2"/></text:span><text:span text:style-name="T25">dev_t <text:s text:c="3"/>st_rdev; <text:s/>// Device ID (special files)</text:span></text:p>
              </text:list-item>
              <text:list-item>
                <text:p text:style-name="P15"><text:span text:style-name="T25"><text:s text:c="2"/></text:span><text:span text:style-name="T25">off_t <text:s text:c="3"/>st_size; <text:s/>// Total size in bytes</text:span></text:p>
              </text:list-item>
              <text:list-item>
                <text:p text:style-name="P15"><text:span text:style-name="T25"><text:s text:c="2"/></text:span><text:span text:style-name="T25">blksize_t st_blksize;//Filesys' block size</text:span></text:p>
              </text:list-item>
              <text:list-item>
                <text:p text:style-name="P15"><text:span text:style-name="T25"><text:s text:c="2"/></text:span><text:span text:style-name="T25">blkcnt_t st_blocks;// Num allocated blocks</text:span></text:p>
              </text:list-item>
              <text:list-item>
                <text:p text:style-name="P15"><text:span text:style-name="T25"><text:s text:c="2"/></text:span><text:span text:style-name="T25">time_t <text:s text:c="2"/>st_atime,st_mtime,st_ctime;</text:span></text:p>
              </text:list-item>
              <text:list-item>
                <text:p text:style-name="P15"><text:span text:style-name="T25"><text:s text:c="2"/></text:span><text:span text:style-name="T25">// Access (read or write), modify (change metadata), change (write) times</text:span></text:p>
              </text:list-item>
              <text:list-item>
                <text:p text:style-name="P15"><text:span text:style-name="T25">}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9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<text:span text:style-name="T11">stat</text:span>, cont'd</text:p>
          </draw:text-box>
        </draw:frame>
        <draw:frame presentation:style-name="pr7" draw:layer="layout" svg:width="25.188cm" svg:height="11.678cm" svg:x="0.635cm" svg:y="4.445cm" presentation:class="outline" presentation:user-transformed="true">
          <draw:text-box>
            <text:list text:style-name="L1">
              <text:list-item>
                <text:p>What type of file is that?</text:p>
              </text:list-item>
              <text:list-item>
                <text:p text:style-name="P8">Use these macros on <text:span text:style-name="T7">st_mode</text:span>:</text:p>
                <text:list>
                  <text:list-item>
                    <text:p><text:span text:style-name="T7">S_ISREG(m)</text:span>:<text:tab/>Regular file</text:p>
                  </text:list-item>
                  <text:list-item>
                    <text:p><text:span text:style-name="T7">S_ISDIR(m)</text:span>: Directory</text:p>
                  </text:list-item>
                  <text:list-item>
                    <text:p>There are others (block &amp; char devices, symbolic links, FIFOs and socke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0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7" draw:layer="layout" svg:width="25.188cm" svg:height="11.678cm" svg:x="1.905cm" svg:y="5.08cm" presentation:class="outline" presentation:user-transformed="true">
          <draw:text-box>
            <text:list text:style-name="L1">
              <text:list-item>
                <text:p>Revise your <text:span text:style-name="T7">lister</text:span> program into <text:span text:style-name="T7">lister2</text:span> that for files will print:</text:p>
                <text:list>
                  <text:list-item>
                    <text:p>the size in bytes for files</text:p>
                  </text:list-item>
                  <text:list-item>
                    <text:p><text:span text:style-name="T7">"(dir)"</text:span> for directories</text:p>
                  </text:list-item>
                  <text:list-item>
                    <text:p><text:span text:style-name="T7">"(other)"</text:span> of entries other than a file or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1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<text:span text:style-name="T11">stat</text:span>, cont'd</text:p>
          </draw:text-box>
        </draw:frame>
        <draw:frame presentation:style-name="pr7" draw:layer="layout" svg:width="25.188cm" svg:height="14.741cm" svg:x="0.635cm" svg:y="4.445cm" presentation:class="outline" presentation:user-transformed="true">
          <draw:text-box>
            <text:list text:style-name="L1">
              <text:list-item>
                <text:p>“<text:span text:style-name="T6">Hey buddy, got the time?</text:span>” <text:s/>Recall:</text:p>
              </text:list-item>
              <text:list-item>
                <text:p text:style-name="P8"><text:span text:style-name="T25">struct stat</text:span></text:p>
              </text:list-item>
              <text:list-item>
                <text:p text:style-name="P8"><text:span text:style-name="T25">{</text:span></text:p>
              </text:list-item>
              <text:list-item>
                <text:p text:style-name="P8"><text:span text:style-name="T25"><text:s text:c="2"/></text:span><text:span text:style-name="T25">. . .</text:span></text:p>
              </text:list-item>
              <text:list-item>
                <text:p text:style-name="P8"><text:span text:style-name="T25"><text:s text:c="2"/></text:span><text:span text:style-name="T25">time_t</text:span><text:span text:style-name="T25"><text:tab/></text:span><text:span text:style-name="T25"><text:tab/></text:span><text:span text:style-name="T25">st_atime; <text:s/>// Last Access (read or write)</text:span></text:p>
              </text:list-item>
              <text:list-item>
                <text:p text:style-name="P8"><text:span text:style-name="T25"><text:s text:c="2"/></text:span><text:span text:style-name="T25">time_t</text:span><text:span text:style-name="T25"><text:tab/></text:span><text:span text:style-name="T25"><text:tab/></text:span><text:span text:style-name="T25">st_mtime; <text:s/>// Last Modify (metadata)</text:span></text:p>
              </text:list-item>
              <text:list-item>
                <text:p text:style-name="P8"><text:span text:style-name="T25"><text:s text:c="2"/></text:span><text:span text:style-name="T25">time_t</text:span><text:span text:style-name="T25"><text:tab/></text:span><text:span text:style-name="T25"><text:tab/></text:span><text:span text:style-name="T25">st_ctime; <text:s/>// Last Change (write)</text:span></text:p>
              </text:list-item>
              <text:list-item>
                <text:p text:style-name="P8"><text:span text:style-name="T25">};</text:span></text:p>
              </text:list-item>
              <text:list-item>
                <text:p text:style-name="P8"><text:span text:style-name="T12"/></text:p>
              </text:list-item>
              <text:list-item>
                <text:p text:style-name="P8">Printing the time:</text:p>
              </text:list-item>
              <text:list-item>
                <text:p text:style-name="P8"><text:span text:style-name="T7">#include &lt;time.h&gt;</text:span></text:p>
              </text:list-item>
              <text:list-item>
                <text:p text:style-name="P8"><text:span text:style-name="T7">char* ctime(time_t* );</text:span></text:p>
                <text:list>
                  <text:list-item>
                    <text:p>Returns c-string telling time in human-readable 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2" presentation:class="page"/>
          <draw:frame presentation:style-name="pr8" draw:text-style-name="P1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7" draw:layer="layout" svg:width="25.188cm" svg:height="11.678cm" svg:x="1.905cm" svg:y="5.08cm" presentation:class="outline" presentation:user-transformed="true">
          <draw:text-box>
            <text:list text:style-name="L1">
              <text:list-item>
                <text:p>Revise <text:span text:style-name="T7">lister2</text:span> to print the last change (write) time for all entries</text:p>
              </text:list-item>
              <text:list-item>
                <text:p/>
              </text:list-item>
              <text:list-item>
                <text:p>How would you modify your program to recursively descend into directories (other than “.” and “..”)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3" presentation:class="page"/>
          <draw:frame presentation:style-name="pr8" draw:text-style-name="P1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2">
        <draw:frame presentation:style-name="pr13" draw:text-style-name="P20" draw:layer="layout" svg:width="21.89cm" svg:height="20.121cm" svg:x="2.002cm" svg:y="0.813cm" presentation:class="subtitle">
          <draw:text-box>
            <text:p><text:span text:style-name="T29">Next time: Low-level I/O and Sockets </text:span></text:p>
          </draw:text-box>
        </draw:frame>
        <presentation:notes draw:style-name="dp2">
          <draw:page-thumbnail draw:style-name="gr2" draw:layer="layout" svg:width="14.838cm" svg:height="11.127cm" svg:x="3.074cm" svg:y="2.258cm" draw:page-number="24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4pt" fo:font-style="normal" fo:text-shadow="none" style:text-underline-style="none" fo:font-weight="normal" style:letter-kerning="true" style:font-family-asian="msmincho" style:font-pitch-asian="variable" style:font-size-asian="54pt" style:font-style-asian="normal" style:font-weight-asian="normal" style:font-family-complex="msmincho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1.89cm" svg:height="3.463cm" svg:x="2.002cm" svg:y="0.813cm" presentation:class="title" presentation:placeholder="true">
        <draw:text-box/>
      </draw:frame>
      <draw:frame presentation:style-name="Default-outline1" draw:layer="backgroundobjects" svg:width="25.188cm" svg:height="12.257cm" svg:x="2.302cm" svg:y="6.997cm" presentation:class="outline" presentation:placeholder="true">
        <draw:text-box/>
      </draw:frame>
      <draw:frame presentation:style-name="Mpr1" draw:layer="backgroundobjects" svg:width="6.513cm" svg:height="1.439cm" svg:x="2.398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10.376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7cm" svg:x="3.074cm" svg:y="2.258cm" presentation:class="page"/>
        <draw:frame presentation:style-name="Default-notes" draw:layer="backgroundobjects" svg:width="16.792cm" svg:height="13.358cm" svg:x="2.099cm" svg:y="14.106cm" presentation:class="notes" presentation:placeholder="true">
          <draw:text-box/>
        </draw:frame>
        <draw:frame presentation:style-name="Mpr2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3.901cm" svg:height="4.251cm" svg:x="2.054cm" svg:y="1.365cm" presentation:class="title" presentation:placeholder="true">
        <draw:text-box/>
      </draw:frame>
      <draw:frame presentation:style-name="Title1-outline1" draw:layer="backgroundobjects" svg:width="23.901cm" svg:height="12.257cm" svg:x="2.054cm" svg:y="5.837cm" presentation:class="outline" presentation:placeholder="true">
        <draw:text-box/>
      </draw:frame>
      <draw:custom-shape draw:style-name="Mgr5" draw:text-style-name="MP4" draw:layer="backgroundobjects" svg:width="28.002cm" svg:height="0.216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7cm" svg:x="3.074cm" svg:y="2.258cm" presentation:class="page"/>
        <draw:frame presentation:style-name="Title1-notes" draw:layer="backgroundobjects" svg:width="16.792cm" svg:height="13.358cm" svg:x="2.099cm" svg:y="14.106cm" presentation:class="notes" presentation:placeholder="true">
          <draw:text-box/>
        </draw:frame>
        <draw:frame presentation:style-name="Mpr6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mboo</dc:title>
    <dc:subject>Presentation backgound "Bamboo"</dc:subject>
    <meta:keyword>bamboo</meta:keyword>
    <meta:keyword>pesentation</meta:keyword>
    <meta:keyword>background</meta:keyword>
    <dc:description>Sun Microsystems</dc:description>
    <meta:initial-creator>Joseph Phillips</meta:initial-creator>
    <meta:creation-date>2010-06-03T12:35:33</meta:creation-date>
    <dc:creator>instructor </dc:creator>
    <dc:date>2014-08-12T17:20:05</dc:date>
    <meta:editing-cycles>553</meta:editing-cycles>
    <meta:editing-duration>P2DT57M28S</meta:editing-duration>
    <meta:generator>LibreOffice/4.0.4.2$Linux_x86 LibreOffice_project/400m0$Build-2</meta:generator>
    <meta:document-statistic meta:object-count="129"/>
    <meta:user-defined meta:name="License">just for free</meta:user-defined>
  </office:meta>
</office:document-meta>
</file>